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3E3E1A07917825B7.png" manifest:media-type="image/png"/>
  <manifest:file-entry manifest:full-path="Pictures/10000000000005560000030048DBBCAA2E2CE6FA.png" manifest:media-type="image/png"/>
  <manifest:file-entry manifest:full-path="Pictures/1000000000000556000003002B0DB80F79923504.png" manifest:media-type="image/png"/>
  <manifest:file-entry manifest:full-path="Pictures/100000000000055600000300EB7BE989FA7933BD.png" manifest:media-type="image/png"/>
  <manifest:file-entry manifest:full-path="Pictures/1000000000000556000003008B949BD83F5D7181.png" manifest:media-type="image/png"/>
  <manifest:file-entry manifest:full-path="Pictures/1000000000000556000003007EC555744D64442B.png" manifest:media-type="image/png"/>
  <manifest:file-entry manifest:full-path="Pictures/1000000000000556000003008DAA4CDD7926CF4D.png" manifest:media-type="image/png"/>
  <manifest:file-entry manifest:full-path="Pictures/100000000000055600000300819A8E2DD90F4BC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1.213cm" fo:min-width="18.80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386cm" fo:min-width="1.83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.304cm" svg:height="21.463cm" svg:x="1.108cm" svg:y="1.381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6.883cm" svg:height="3.734cm" svg:x="2.332cm" svg:y="2.053cm">
            <draw:image xlink:href="Pictures/1000000000000556000003008B949BD83F5D7181.png" xlink:type="simple" xlink:show="embed" xlink:actuate="onLoad" loext:mime-type="image/png">
              <text:p/>
            </draw:image>
          </draw:frame>
          <draw:frame draw:style-name="gr2" draw:text-style-name="P2" draw:layer="layout" svg:width="6.883cm" svg:height="3.835cm" svg:x="12.305cm" svg:y="2.003cm">
            <draw:image xlink:href="Pictures/1000000000000556000003002B0DB80F79923504.png" xlink:type="simple" xlink:show="embed" xlink:actuate="onLoad" loext:mime-type="image/png">
              <text:p/>
            </draw:image>
          </draw:frame>
          <draw:custom-shape draw:style-name="gr3" draw:text-style-name="P3" draw:layer="layout" svg:width="2.667cm" svg:height="1.27cm" svg:x="9.507cm" svg:y="3.285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2" draw:layer="layout" svg:width="6.883cm" svg:height="3.861cm" svg:x="2.332cm" svg:y="7.282cm">
            <draw:image xlink:href="Pictures/100000000000055600000300EB7BE989FA7933BD.png" xlink:type="simple" xlink:show="embed" xlink:actuate="onLoad" loext:mime-type="image/png">
              <text:p/>
            </draw:image>
          </draw:frame>
          <draw:frame draw:style-name="gr2" draw:text-style-name="P2" draw:layer="layout" svg:width="6.883cm" svg:height="3.861cm" svg:x="12.305cm" svg:y="7.282cm">
            <draw:image xlink:href="Pictures/1000000000000556000003008DAA4CDD7926CF4D.png" xlink:type="simple" xlink:show="embed" xlink:actuate="onLoad" loext:mime-type="image/png">
              <text:p/>
            </draw:image>
          </draw:frame>
          <draw:custom-shape draw:style-name="gr3" draw:text-style-name="P3" draw:layer="layout" svg:width="2.667cm" svg:height="1.27cm" svg:x="9.507cm" svg:y="8.577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2" draw:layer="layout" svg:width="6.883cm" svg:height="3.861cm" svg:x="2.332cm" svg:y="12.586cm">
            <draw:image xlink:href="Pictures/100000000000055600000300819A8E2DD90F4BC5.png" xlink:type="simple" xlink:show="embed" xlink:actuate="onLoad" loext:mime-type="image/png">
              <text:p/>
            </draw:image>
          </draw:frame>
          <draw:frame draw:style-name="gr2" draw:text-style-name="P2" draw:layer="layout" svg:width="6.883cm" svg:height="3.861cm" svg:x="12.305cm" svg:y="12.586cm">
            <draw:image xlink:href="Pictures/1000000000000556000003007EC555744D64442B.png" xlink:type="simple" xlink:show="embed" xlink:actuate="onLoad" loext:mime-type="image/png">
              <text:p/>
            </draw:image>
          </draw:frame>
          <draw:custom-shape draw:style-name="gr3" draw:text-style-name="P3" draw:layer="layout" svg:width="2.667cm" svg:height="1.27cm" svg:x="9.507cm" svg:y="13.88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2" draw:layer="layout" svg:width="6.883cm" svg:height="3.861cm" svg:x="2.332cm" svg:y="17.891cm">
            <draw:image xlink:href="Pictures/10000000000005560000030048DBBCAA2E2CE6FA.png" xlink:type="simple" xlink:show="embed" xlink:actuate="onLoad" loext:mime-type="image/png">
              <text:p/>
            </draw:image>
          </draw:frame>
          <draw:frame draw:style-name="gr2" draw:text-style-name="P2" draw:layer="layout" svg:width="6.883cm" svg:height="3.861cm" svg:x="12.305cm" svg:y="17.891cm">
            <draw:image xlink:href="Pictures/1000000000000556000003003E3E1A07917825B7.png" xlink:type="simple" xlink:show="embed" xlink:actuate="onLoad" loext:mime-type="image/png">
              <text:p/>
            </draw:image>
          </draw:frame>
          <draw:custom-shape draw:style-name="gr3" draw:text-style-name="P3" draw:layer="layout" svg:width="2.667cm" svg:height="1.27cm" svg:x="9.507cm" svg:y="19.186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20:38:12.182442904</meta:creation-date>
    <dc:date>2018-11-16T21:01:27.558305124</dc:date>
    <meta:editing-duration>PT3M3S</meta:editing-duration>
    <meta:editing-cycles>2</meta:editing-cycles>
    <meta:generator>LibreOffice/6.1.3.2$Linux_X86_64 LibreOffice_project/10$Build-2</meta:generator>
    <meta:document-statistic meta:object-count="14"/>
  </office:meta>
</office:document-meta>
</file>